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paragraph-properties fo:margin-top="0cm" fo:margin-bottom="0cm"/>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text-properties style:font-name="Times New Roman" fo:font-size="12pt" fo:font-weight="bold" style:font-size-asian="12pt" style:font-weight-asian="bold" style:font-size-complex="12pt" style:font-weight-complex="bold"/>
    </style:style>
    <style:style style:name="P4" style:family="paragraph" style:parent-style-name="Text_20_body">
      <style:paragraph-properties fo:margin-top="0cm" fo:margin-bottom="0cm"/>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master-page-name="HTML">
      <style:paragraph-properties fo:margin-top="0cm" fo:margin-bottom="0cm" style:page-number="auto"/>
      <style:text-properties style:font-name="Times New Roman" fo:font-size="12pt" fo:font-weight="bold"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list-style-name="L1">
      <style:paragraph-properties fo:margin-top="0cm" fo:margin-bottom="0cm"/>
      <style:text-properties style:font-name="Times New Roman" fo:font-size="12pt" style:font-size-asian="12pt" style:font-size-complex="12pt"/>
    </style:style>
    <style:style style:name="P8" style:family="paragraph" style:parent-style-name="Text_20_body" style:list-style-name="L2">
      <style:paragraph-properties fo:margin-top="0cm" fo:margin-bottom="0cm"/>
      <style:text-properties style:font-name="Times New Roman" fo:font-size="12pt" style:font-size-asian="12pt" style:font-size-complex="12pt"/>
    </style:style>
    <style:style style:name="T1" style:family="text">
      <style:text-properties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text:p>
      <text:p text:style-name="P1">Der pädophile Kleriker</text:p>
      <text:p text:style-name="P2"><text:bookmark text:name="bjia9"/><text:bookmark text:name="bjia8"/><text:bookmark text:name="bjia7"/></text:p>
      <text:p text:style-name="P2"><text:bookmark text:name="bjia11"/><text:bookmark text:name="bjia10"/>Beschreibung</text:p>
      <text:p text:style-name="P1">Osman, der Burgkleriker, war wohl von deiner überaus menschlichen Art nicht so ganz begeistert. Er will sich beim Herzog über dich beschweren, was nicht unbedingt gute Folgen für dich hätte, da du ja sozusagen für ihn arbeiten möchtest.</text:p>
      <text:p text:style-name="P1"><text:bookmark text:name="bjia14"/><text:bookmark text:name="bjia13"/></text:p>
      <text:p text:style-name="P1"><text:bookmark text:name="bjia16"/><text:bookmark text:name="bjia15"/><text:span text:style-name="T1">Typ</text:span>.</text:p>
      <text:list xml:id="list704850322" text:style-name="L1">
        <text:list-item>
          <text:p text:style-name="P7">Sekundär</text:p>
        </text:list-item>
      </text:list>
      <text:p text:style-name="P1"/>
      <text:p text:style-name="P2"><text:bookmark text:name="x9n43"/><text:bookmark text:name="bjia18"/>Auftraggeber</text:p>
      <text:p text:style-name="P1">Selbst</text:p>
      <text:p text:style-name="P2"><text:bookmark text:name="v1ic1"/><text:bookmark text:name="v1ic0"/><text:bookmark text:name="bjia182"/></text:p>
      <text:p text:style-name="P2"><text:bookmark text:name="v1ic2"/><text:bookmark text:name="bjia183"/>Verlauf</text:p>
      <text:p text:style-name="P1">Der Charakter geht zum Herzog und spricht mit ihm über Osman. Danach kehrt er zu Osman zurück, um diesem davon zu berichten.</text:p>
      <text:p text:style-name="P1"><text:bookmark text:name="bjia19"/><text:bookmark text:name="bjia185"/></text:p>
      <text:p text:style-name="P1"><text:bookmark text:name="bjia21"/><text:bookmark text:name="bjia20"/><text:span text:style-name="T1">Ziele</text:span></text:p>
      <text:list xml:id="list1714928949" text:style-name="L2">
        <text:list-item>
          <text:p text:style-name="P8"><text:bookmark text:name="q_5s0"/>Schwärze Osman beim Herzog an.</text:p>
          <text:list>
            <text:list-item>
              <text:p text:style-name="P8"><text:bookmark text:name="bjia27"/><text:bookmark text:name="bjia26"/><text:bookmark text:name="bjia25"/>Belohnung: 150 Erfahrung</text:p>
            </text:list-item>
          </text:list>
        </text:list-item>
        <text:list-item>
          <text:p text:style-name="P8"><text:bookmark text:name="p0.f0"/>Ärgere Osman damit.</text:p>
          <text:list>
            <text:list-item>
              <text:p text:style-name="P8">Belohnung: 150 Erfahrung</text:p>
            </text:list-item>
          </text:list>
        </text:list-item>
      </text:list>
      <text:p text:style-name="P1"/>
      <text:p text:style-name="P3">Belohnungen</text:p>
      <text:p text:style-name="P4">200 Erfah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9-06-10T23:42:53</meta:creation-date>
    <dc:language>en-US</dc:language>
    <meta:editing-cycles>5</meta:editing-cycles>
    <meta:editing-duration>PT00H22M13S</meta:editing-duration>
    <meta:initial-creator>Tamino Dauth</meta:initial-creator>
    <dc:date>2009-06-11T00:05:04</dc:date>
    <dc:creator>Tamino Dauth</dc:creator>
    <meta:document-statistic meta:table-count="0" meta:image-count="0" meta:object-count="0" meta:page-count="1" meta:paragraph-count="17" meta:word-count="93" meta:character-count="566"/>
    <meta:user-defined meta:name="Info 1"/>
    <meta:user-defined meta:name="Info 2"/>
    <meta:user-defined meta:name="Info 3"/>
    <meta:user-defined meta:name="Info 4"/>
    <meta:hyperlink-behaviour office:target-frame-name="_top" xlink:show="replace"/>
  </office:meta>
</office:document-meta>
</file>